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7ed" officeooo:paragraph-rsid="0016c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to the final video our project named as “Final_Video.mp4”</text:p>
      <text:p text:style-name="P1"/>
      <text:p text:style-name="P1"><text:a xlink:type="simple" xlink:href="https://drive.google.com/drive/folders/0B_PYh826vkcAZ0dUcWd5RjlSWUU">https://drive.google.com/drive/folders/0B_PYh826vkcAZ0dUcWd5RjlSWUU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4:00:16.230533080</meta:creation-date>
    <dc:date>2015-12-01T14:02:42.082381079</dc:date>
    <meta:editing-duration>P0D</meta:editing-duration>
    <meta:editing-cycles>1</meta:editing-cycles>
    <meta:document-statistic meta:table-count="0" meta:image-count="0" meta:object-count="0" meta:page-count="1" meta:paragraph-count="2" meta:word-count="11" meta:character-count="129" meta:non-whitespace-character-count="120"/>
    <meta:generator>LibreOffice/4.2.8.2$Linux_X86_64 LibreOffice_project/420m0$Build-2</meta:generator>
  </office:meta>
</office:document-meta>
</file>